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28cm" fo:min-width="0.5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65cm" fo:min-width="2.0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4.068cm" fo:min-width="3.56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96pt" style:font-size-asian="96pt" style:font-size-complex="9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text-position="0% 100%"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96pt" style:font-size-asian="96pt" style:font-size-complex="96pt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4" draw:id="id4" draw:layer="layout" svg:width="1.524cm" svg:height="1.524cm" svg:x="2.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24cm" svg:height="1.524cm" svg:x="2.541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2.542cm" svg:y="8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207cm" svg:x="2.794cm" svg:y="3.81cm">
          <draw:text-box>
            <text:p><text:span text:style-name="T1">x</text:span><text:span text:style-name="T2">1</text:span></text:p>
          </draw:text-box>
        </draw:frame>
        <draw:frame draw:style-name="gr3" draw:text-style-name="P2" draw:layer="layout" svg:width="1.524cm" svg:height="1.825cm" svg:x="2.794cm" svg:y="6.291cm">
          <draw:text-box>
            <text:p><text:span text:style-name="T1">x</text:span><text:span text:style-name="T2">2</text:span></text:p>
          </draw:text-box>
        </draw:frame>
        <draw:frame draw:style-name="gr2" draw:text-style-name="P2" xml:id="id1" draw:id="id1" draw:layer="layout" svg:width="1.272cm" svg:height="1.207cm" svg:x="2.794cm" svg:y="9.11cm">
          <draw:text-box>
            <text:p><text:span text:style-name="T1">x</text:span><text:span text:style-name="T2">n</text:span></text:p>
          </draw:text-box>
        </draw:frame>
        <draw:custom-shape draw:style-name="gr4" draw:text-style-name="P1" xml:id="id2" draw:id="id2" draw:layer="layout" svg:width="3.657cm" svg:height="3.555cm" svg:x="7.366cm" svg:y="5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066cm" svg:y1="9.713cm" svg:x2="7.901cm" svg:y2="8.116cm" draw:start-shape="id1" draw:start-glue-point="1" draw:end-shape="id2" draw:end-glue-point="7" svg:d="M4066 9713l3835-1597" svg:viewBox="0 0 3836 1598">
          <text:p/>
        </draw:connector>
        <draw:connector draw:style-name="gr5" draw:text-style-name="P1" draw:layer="layout" draw:type="line" svg:x1="4.065cm" svg:y1="6.819cm" svg:x2="7.366cm" svg:y2="6.859cm" draw:start-shape="id3" draw:start-glue-point="10" draw:end-shape="id2" draw:end-glue-point="6" svg:d="M4065 6819l3301 40" svg:viewBox="0 0 3302 41">
          <text:p/>
        </draw:connector>
        <draw:connector draw:style-name="gr5" draw:text-style-name="P1" draw:layer="layout" draw:type="line" svg:x1="4.064cm" svg:y1="4.318cm" svg:x2="7.901cm" svg:y2="5.601cm" draw:start-shape="id4" draw:start-glue-point="10" draw:end-shape="id2" draw:end-glue-point="5" svg:d="M4064 4318l3837 1283" svg:viewBox="0 0 3838 1284">
          <text:p/>
        </draw:connector>
        <draw:frame draw:style-name="gr6" draw:text-style-name="P3" draw:layer="layout" svg:width="2.54cm" svg:height="1.826cm" svg:x="8.02cm" svg:y="5.842cm">
          <draw:text-box>
            <text:p><text:span text:style-name="T3">Σ</text:span></text:p>
          </draw:text-box>
        </draw:frame>
        <draw:frame draw:style-name="gr7" draw:text-style-name="P4" draw:layer="layout" svg:width="1.524cm" svg:height="1.27cm" svg:x="8.02cm" svg:y="7.366cm">
          <draw:text-box>
            <text:p>i=0</text:p>
          </draw:text-box>
        </draw:frame>
        <draw:frame draw:style-name="gr8" draw:text-style-name="P4" draw:layer="layout" svg:width="1.243cm" svg:height="0.962cm" svg:x="8.301cm" svg:y="5.134cm">
          <draw:text-box>
            <text:p>n</text:p>
          </draw:text-box>
        </draw:frame>
        <draw:frame draw:style-name="gr9" draw:text-style-name="P2" xml:id="id5" draw:id="id5" draw:layer="layout" svg:width="2.244cm" svg:height="1.409cm" svg:x="8.979cm" svg:y="6.096cm">
          <draw:text-box>
            <text:p><text:span text:style-name="T4">w</text:span><text:span text:style-name="T2">i</text:span><text:span text:style-name="T1"> x</text:span><text:span text:style-name="T2">i</text:span></text:p>
          </draw:text-box>
        </draw:frame>
        <draw:frame draw:style-name="gr2" draw:text-style-name="P2" draw:layer="layout" svg:width="1.27cm" svg:height="1.207cm" svg:x="5.442cm" svg:y="5.695cm">
          <draw:text-box>
            <text:p><text:span text:style-name="T1">w</text:span><text:span text:style-name="T2">2</text:span></text:p>
          </draw:text-box>
        </draw:frame>
        <draw:frame draw:style-name="gr2" draw:text-style-name="P2" draw:layer="layout" svg:width="1.27cm" svg:height="1.207cm" svg:x="5.442cm" svg:y="7.596cm">
          <draw:text-box>
            <text:p><text:span text:style-name="T1">w</text:span><text:span text:style-name="T2">n</text:span></text:p>
          </draw:text-box>
        </draw:frame>
        <draw:frame draw:style-name="gr2" draw:text-style-name="P2" draw:layer="layout" svg:width="1.27cm" svg:height="1.207cm" svg:x="5.442cm" svg:y="3.796cm">
          <draw:text-box>
            <text:p><text:span text:style-name="T1">w</text:span><text:span text:style-name="T2">1</text:span></text:p>
          </draw:text-box>
        </draw:frame>
        <draw:connector draw:style-name="gr5" draw:text-style-name="P1" draw:layer="layout" draw:type="line" svg:x1="11.223cm" svg:y1="6.8cm" svg:x2="13.47cm" svg:y2="6.766cm" draw:start-shape="id5" draw:start-glue-point="1" draw:end-shape="id6" draw:end-glue-point="3" svg:d="M11223 6800l2247-34" svg:viewBox="0 0 2248 35">
          <text:p/>
        </draw:connector>
        <draw:custom-shape draw:style-name="gr10" draw:text-style-name="P1" draw:layer="layout" svg:width="4.064cm" svg:height="4.318cm" svg:x="13.47cm" svg:y="4.572cm">
          <text:p/>
          <draw:enhanced-geometry svg:viewBox="0 0 21600 21600" draw:type="rectangle" draw:enhanced-path="M 0 0 L 21600 0 21600 21600 0 21600 0 0 Z N"/>
        </draw:custom-shape>
        <draw:line draw:style-name="gr11" draw:text-style-name="P1" xml:id="id8" draw:id="id8" draw:layer="layout" svg:x1="13.47cm" svg:y1="6.791cm" svg:x2="18.804cm" svg:y2="6.791cm">
          <text:p/>
        </draw:line>
        <draw:line draw:style-name="gr11" draw:text-style-name="P1" draw:layer="layout" svg:x1="15.502cm" svg:y1="4.572cm" svg:x2="15.502cm" svg:y2="8.89cm">
          <text:p/>
        </draw:line>
        <draw:g>
          <draw:line draw:style-name="gr12" draw:text-style-name="P1" draw:layer="layout" svg:x1="15.502cm" svg:y1="6.791cm" svg:x2="15.502cm" svg:y2="5.588cm">
            <text:p/>
          </draw:line>
          <draw:line draw:style-name="gr12" draw:text-style-name="P1" draw:layer="layout" svg:x1="17.534cm" svg:y1="5.588cm" svg:x2="15.502cm" svg:y2="5.588cm">
            <text:p/>
          </draw:line>
        </draw:g>
        <draw:line draw:style-name="gr12" draw:text-style-name="P1" xml:id="id6" draw:id="id6" draw:layer="layout" svg:x1="15.502cm" svg:y1="6.766cm" svg:x2="13.47cm" svg:y2="6.766cm">
          <text:p/>
        </draw:line>
        <draw:frame draw:style-name="gr8" draw:text-style-name="P4" draw:layer="layout" svg:width="23.368cm" svg:height="0.962cm" svg:x="2.286cm" svg:y="10.568cm">
          <draw:text-box>
            <text:p>Input(s) <text:s text:c="8"/>Summation Function <text:s text:c="5"/>Activation Function <text:s text:c="9"/>Binary Output</text:p>
          </draw:text-box>
        </draw:frame>
        <draw:connector draw:style-name="gr5" draw:text-style-name="P1" draw:layer="layout" draw:type="line" svg:x1="9.179cm" svg:y1="3.083cm" svg:x2="9.195cm" svg:y2="5.081cm" draw:start-shape="id7" draw:end-shape="id2" draw:end-glue-point="4" svg:d="M9179 3083l16 1998" svg:viewBox="0 0 17 1999">
          <text:p/>
        </draw:connector>
        <draw:frame draw:style-name="gr13" draw:text-style-name="P5" xml:id="id7" draw:id="id7" draw:layer="layout" svg:width="3.086cm" svg:height="1.305cm" svg:x="7.636cm" svg:y="1.778cm">
          <draw:text-box>
            <text:p><text:span text:style-name="T5">X</text:span><text:span text:style-name="T6">0</text:span><text:span text:style-name="T5"> = T</text:span></text:p>
          </draw:text-box>
        </draw:frame>
        <draw:frame draw:style-name="gr14" draw:text-style-name="P2" draw:layer="layout" svg:width="2.442cm" svg:height="1.994cm" svg:x="9.242cm" svg:y="3.197cm">
          <draw:text-box>
            <text:p><text:span text:style-name="T4">w</text:span><text:span text:style-name="T2">0</text:span><text:span text:style-name="T1">=-1</text:span></text:p>
          </draw:text-box>
        </draw:frame>
        <draw:connector draw:style-name="gr5" draw:text-style-name="P1" draw:layer="layout" draw:type="line" svg:x1="18.804cm" svg:y1="6.791cm" svg:x2="19.166cm" svg:y2="6.758cm" draw:start-shape="id8" draw:start-glue-point="1" draw:end-shape="id9" draw:end-glue-point="3" svg:d="M18804 6791l362-33" svg:viewBox="0 0 363 34">
          <text:p/>
        </draw:connector>
        <draw:frame draw:style-name="gr15" draw:text-style-name="P6" xml:id="id9" draw:id="id9" draw:layer="layout" svg:width="1.986cm" svg:height="1.524cm" svg:x="19.166cm" svg:y="5.996cm">
          <draw:text-box>
            <text:p><text:span text:style-name="T7">Z</text:span><text:span text:style-name="T8"> =</text:span></text:p>
          </draw:text-box>
        </draw:frame>
        <draw:frame draw:style-name="gr16" draw:text-style-name="P7" draw:layer="layout" svg:width="1.57cm" svg:height="4.064cm" svg:x="20.752cm" svg:y="4.326cm">
          <draw:text-box>
            <text:p><text:span text:style-name="T9">{</text:span></text:p>
          </draw:text-box>
        </draw:frame>
        <draw:frame draw:style-name="gr17" draw:text-style-name="P4" draw:layer="layout" svg:width="4.064cm" svg:height="2.384cm" svg:x="21.968cm" svg:y="5.434cm">
          <draw:text-box>
            <text:p>1 <text:s text:c="2"/>if Y <text:span text:style-name="T10">&gt;</text:span> 0.5</text:p>
            <text:p/>
            <text:p>0 <text:s text:c="2"/>if Y &lt; 0.5</text:p>
          </draw:text-box>
        </draw:frame>
        <draw:frame draw:style-name="gr8" draw:text-style-name="P5" draw:layer="layout" svg:width="1.524cm" svg:height="1.119cm" svg:x="11.684cm" svg:y="5.642cm">
          <draw:text-box>
            <text:p text:style-name="P8"><text:span text:style-name="T5">Y</text:span></text:p>
          </draw:text-box>
        </draw:frame>
        <draw:frame draw:style-name="gr18" draw:text-style-name="P4" xml:id="id10" draw:id="id10" draw:layer="layout" svg:width="4.05cm" svg:height="0.962cm" svg:x="14.094cm" svg:y="3.102cm">
          <draw:text-box>
            <text:p>Threshold, T</text:p>
          </draw:text-box>
        </draw:frame>
        <draw:connector draw:style-name="gr5" draw:text-style-name="P1" draw:layer="layout" draw:type="line" svg:x1="16.119cm" svg:y1="4.064cm" svg:x2="15.791cm" svg:y2="5.264cm" draw:start-shape="id10" draw:start-glue-point="2" svg:d="M16119 4064l-328 1200" svg:viewBox="0 0 329 1201">
          <text:p/>
        </draw:connector>
        <presentation:notes draw:style-name="dp2">
          <draw:page-thumbnail draw:style-name="gr19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2:15:54.592819375</meta:creation-date>
    <dc:date>2019-11-19T12:31:23.278836914</dc:date>
    <meta:editing-duration>PT19M4S</meta:editing-duration>
    <meta:editing-cycles>9</meta:editing-cycles>
    <meta:generator>LibreOffice/6.0.7.3$Linux_X86_64 LibreOffice_project/00m0$Build-3</meta:generator>
    <meta:document-statistic meta:object-count="59"/>
  </office:meta>
</office:document-meta>
</file>